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0.685cm" fo:min-width="1.2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79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0.743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35cm" fo:min-width="1.84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1.79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8.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3.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style:text-position="0% 100%"/>
    </style:style>
    <style:style style:name="T2" style:family="text">
      <style:text-properties style:text-position="0% 100%" style:font-name="Liberation Sans2" style:font-name-asian="Liberation Sans2" style:font-name-complex="Liberation Sans2"/>
    </style:style>
    <style:style style:name="T3" style:family="text">
      <style:text-properties style:text-position="-33% 58%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.1cm" svg:y1="2.65cm" svg:x2="4.863cm" svg:y2="2.647cm">
            <text:p/>
          </draw:line>
          <draw:line draw:style-name="gr1" draw:text-style-name="P1" draw:layer="layout" svg:x1="4.874cm" svg:y1="3.7cm" svg:x2="4.866cm" svg:y2="1.597cm">
            <text:p/>
          </draw:line>
          <draw:line draw:style-name="gr1" draw:text-style-name="P1" draw:layer="layout" svg:x1="5.642cm" svg:y1="3.695cm" svg:x2="5.634cm" svg:y2="1.592cm">
            <text:p/>
          </draw:line>
          <draw:line draw:style-name="gr1" draw:text-style-name="P1" draw:layer="layout" svg:x1="5.634cm" svg:y1="2.643cm" svg:x2="6.397cm" svg:y2="2.64cm">
            <text:p/>
          </draw:line>
        </draw:g>
        <draw:g xml:id="id8" draw:id="id8">
          <draw:line draw:style-name="gr1" draw:text-style-name="P1" draw:layer="layout" svg:x1="22.857cm" svg:y1="6.003cm" svg:x2="22.854cm" svg:y2="6.766cm">
            <text:p/>
          </draw:line>
          <draw:line draw:style-name="gr1" draw:text-style-name="P1" draw:layer="layout" svg:x1="21.801cm" svg:y1="6.768cm" svg:x2="23.904cm" svg:y2="6.777cm">
            <text:p/>
          </draw:line>
          <draw:line draw:style-name="gr1" draw:text-style-name="P1" draw:layer="layout" svg:x1="21.8cm" svg:y1="7.536cm" svg:x2="23.903cm" svg:y2="7.545cm">
            <text:p/>
          </draw:line>
          <draw:line draw:style-name="gr1" draw:text-style-name="P1" draw:layer="layout" svg:x1="22.852cm" svg:y1="7.537cm" svg:x2="22.849cm" svg:y2="8.3cm">
            <text:p/>
          </draw:line>
        </draw:g>
        <draw:g>
          <draw:line draw:style-name="gr2" draw:text-style-name="P1" draw:layer="layout" svg:x1="8.128cm" svg:y1="8.596cm" svg:x2="7.517cm" svg:y2="8.393cm">
            <text:p/>
          </draw:line>
          <draw:line draw:style-name="gr2" draw:text-style-name="P1" draw:layer="layout" svg:x1="8.674cm" svg:y1="7.744cm" svg:x2="7.519cm" svg:y2="8.396cm">
            <text:p/>
          </draw:line>
          <draw:line draw:style-name="gr2" draw:text-style-name="P1" draw:layer="layout" svg:x1="8.653cm" svg:y1="6.681cm" svg:x2="7.408cm" svg:y2="6.251cm">
            <text:p/>
          </draw:line>
          <draw:line draw:style-name="gr2" draw:text-style-name="P1" draw:layer="layout" svg:x1="8.703cm" svg:y1="7.769cm" svg:x2="7.458cm" svg:y2="7.339cm">
            <text:p/>
          </draw:line>
          <draw:line draw:style-name="gr2" draw:text-style-name="P1" draw:layer="layout" svg:x1="8.644cm" svg:y1="6.658cm" svg:x2="7.489cm" svg:y2="7.31cm">
            <text:p/>
          </draw:line>
          <draw:line draw:style-name="gr2" draw:text-style-name="P1" draw:layer="layout" svg:x1="8.555cm" svg:y1="5.586cm" svg:x2="7.4cm" svg:y2="6.238cm">
            <text:p/>
          </draw:line>
          <draw:line draw:style-name="gr2" draw:text-style-name="P1" draw:layer="layout" svg:x1="8.495cm" svg:y1="5.603cm" svg:x2="7.884cm" svg:y2="5.4cm">
            <text:p/>
          </draw:line>
        </draw:g>
        <draw:g xml:id="id5" draw:id="id5">
          <draw:line draw:style-name="gr2" draw:text-style-name="P1" draw:layer="layout" svg:x1="11.006cm" svg:y1="10.5cm" svg:x2="10.397cm" svg:y2="10.289cm">
            <text:p/>
          </draw:line>
          <draw:line draw:style-name="gr2" draw:text-style-name="P1" draw:layer="layout" svg:x1="11.56cm" svg:y1="9.644cm" svg:x2="10.399cm" svg:y2="10.292cm">
            <text:p/>
          </draw:line>
          <draw:line draw:style-name="gr2" draw:text-style-name="P1" draw:layer="layout" svg:x1="11.549cm" svg:y1="8.568cm" svg:x2="10.308cm" svg:y2="8.122cm">
            <text:p/>
          </draw:line>
          <draw:line draw:style-name="gr2" draw:text-style-name="P1" draw:layer="layout" svg:x1="11.589cm" svg:y1="9.668cm" svg:x2="10.348cm" svg:y2="9.222cm">
            <text:p/>
          </draw:line>
          <draw:line draw:style-name="gr2" draw:text-style-name="P1" draw:layer="layout" svg:x1="11.54cm" svg:y1="8.546cm" svg:x2="10.379cm" svg:y2="9.194cm">
            <text:p/>
          </draw:line>
          <draw:line draw:style-name="gr2" draw:text-style-name="P1" draw:layer="layout" svg:x1="11.461cm" svg:y1="7.461cm" svg:x2="10.3cm" svg:y2="8.109cm">
            <text:p/>
          </draw:line>
          <draw:line draw:style-name="gr2" draw:text-style-name="P1" draw:layer="layout" svg:x1="11.401cm" svg:y1="7.477cm" svg:x2="10.792cm" svg:y2="7.266cm">
            <text:p/>
          </draw:line>
        </draw:g>
        <draw:g xml:id="id2" draw:id="id2">
          <draw:line draw:style-name="gr2" draw:text-style-name="P1" draw:layer="layout" svg:x1="21.4cm" svg:y1="3.489cm" svg:x2="21.185cm" svg:y2="4.097cm">
            <text:p/>
          </draw:line>
          <draw:line draw:style-name="gr2" draw:text-style-name="P1" draw:layer="layout" svg:x1="20.548cm" svg:y1="2.93cm" svg:x2="21.188cm" svg:y2="4.095cm">
            <text:p/>
          </draw:line>
          <draw:line draw:style-name="gr2" draw:text-style-name="P1" draw:layer="layout" svg:x1="19.473cm" svg:y1="2.933cm" svg:x2="19.018cm" svg:y2="4.171cm">
            <text:p/>
          </draw:line>
          <draw:line draw:style-name="gr2" draw:text-style-name="P1" draw:layer="layout" svg:x1="20.573cm" svg:y1="2.9cm" svg:x2="20.118cm" svg:y2="4.138cm">
            <text:p/>
          </draw:line>
          <draw:line draw:style-name="gr2" draw:text-style-name="P1" draw:layer="layout" svg:x1="19.45cm" svg:y1="2.942cm" svg:x2="20.09cm" svg:y2="4.107cm">
            <text:p/>
          </draw:line>
          <draw:line draw:style-name="gr2" draw:text-style-name="P1" draw:layer="layout" svg:x1="18.365cm" svg:y1="3.014cm" svg:x2="19.005cm" svg:y2="4.179cm">
            <text:p/>
          </draw:line>
          <draw:line draw:style-name="gr2" draw:text-style-name="P1" draw:layer="layout" svg:x1="18.38cm" svg:y1="3.073cm" svg:x2="18.165cm" svg:y2="3.681cm">
            <text:p/>
          </draw:line>
        </draw:g>
        <draw:custom-shape draw:style-name="gr3" draw:text-style-name="P2" xml:id="id1" draw:id="id1" draw:layer="layout" svg:width="3.4cm" svg:height="2.801cm" draw:transform="rotate (-1.5688764646177) translate (14.901cm 1.7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4" draw:id="id4">
          <draw:line draw:style-name="gr2" draw:text-style-name="P1" draw:layer="layout" svg:x1="16.7cm" svg:y1="6.41cm" svg:x2="16.485cm" svg:y2="7.018cm">
            <text:p/>
          </draw:line>
          <draw:line draw:style-name="gr2" draw:text-style-name="P1" draw:layer="layout" svg:x1="15.848cm" svg:y1="5.851cm" svg:x2="16.488cm" svg:y2="7.016cm">
            <text:p/>
          </draw:line>
          <draw:line draw:style-name="gr2" draw:text-style-name="P1" draw:layer="layout" svg:x1="14.773cm" svg:y1="5.854cm" svg:x2="14.318cm" svg:y2="7.092cm">
            <text:p/>
          </draw:line>
          <draw:line draw:style-name="gr2" draw:text-style-name="P1" draw:layer="layout" svg:x1="15.873cm" svg:y1="5.821cm" svg:x2="15.418cm" svg:y2="7.059cm">
            <text:p/>
          </draw:line>
          <draw:line draw:style-name="gr2" draw:text-style-name="P1" draw:layer="layout" svg:x1="14.75cm" svg:y1="5.863cm" svg:x2="15.39cm" svg:y2="7.028cm">
            <text:p/>
          </draw:line>
          <draw:line draw:style-name="gr2" draw:text-style-name="P1" draw:layer="layout" svg:x1="13.665cm" svg:y1="5.935cm" svg:x2="14.305cm" svg:y2="7.1cm">
            <text:p/>
          </draw:line>
          <draw:line draw:style-name="gr2" draw:text-style-name="P1" draw:layer="layout" svg:x1="13.68cm" svg:y1="5.994cm" svg:x2="13.465cm" svg:y2="6.602cm">
            <text:p/>
          </draw:line>
        </draw:g>
        <draw:connector draw:style-name="gr4" draw:text-style-name="P2" draw:layer="layout" svg:x1="14.905cm" svg:y1="3.495cm" svg:x2="18.165cm" svg:y2="3.539cm" draw:start-shape="id1" draw:start-glue-point="4" draw:end-shape="id2" draw:end-glue-point="3" svg:d="M14905 3495h1606v44h1654" svg:viewBox="0 0 3261 45">
          <text:p/>
        </draw:connector>
        <draw:line draw:style-name="gr5" draw:text-style-name="P3" draw:layer="layout" svg:x1="3.4cm" svg:y1="11.8cm" svg:x2="25.2cm" svg:y2="11.9cm">
          <text:p/>
        </draw:line>
        <draw:g>
          <draw:line draw:style-name="gr2" draw:text-style-name="P1" draw:layer="layout" svg:x1="8.669cm" svg:y1="12.513cm" svg:x2="6.5cm" svg:y2="12.527cm">
            <text:p/>
          </draw:line>
          <draw:line draw:style-name="gr2" draw:text-style-name="P1" draw:layer="layout" svg:x1="8.67cm" svg:y1="12.505cm" svg:x2="6.501cm" svg:y2="12.519cm">
            <text:p/>
          </draw:line>
          <draw:line draw:style-name="gr2" draw:text-style-name="P1" draw:layer="layout" svg:x1="7.092cm" svg:y1="12.827cm" svg:x2="8.17cm" svg:y2="12.827cm">
            <text:p/>
          </draw:line>
          <draw:line draw:style-name="gr2" draw:text-style-name="P1" draw:layer="layout" svg:x1="7.383cm" svg:y1="13.096cm" svg:x2="7.901cm" svg:y2="13.096cm">
            <text:p/>
          </draw:line>
          <draw:line draw:style-name="gr2" draw:text-style-name="P1" draw:layer="layout" svg:x1="7.613cm" svg:y1="12.494cm" svg:x2="7.622cm" svg:y2="11.8cm">
            <text:p/>
          </draw:line>
        </draw:g>
        <draw:line draw:style-name="gr5" draw:text-style-name="P3" draw:layer="layout" svg:x1="12.1cm" svg:y1="2.6cm" svg:x2="6.4cm" svg:y2="2.6cm">
          <text:p/>
        </draw:line>
        <draw:line draw:style-name="gr5" draw:text-style-name="P3" xml:id="id3" draw:id="id3" draw:layer="layout" svg:x1="12.1cm" svg:y1="4.399cm" svg:x2="10.9cm" svg:y2="4.4cm">
          <text:p/>
        </draw:line>
        <draw:connector draw:style-name="gr4" draw:text-style-name="P2" xml:id="id6" draw:id="id6" draw:layer="layout" svg:x1="10.9cm" svg:y1="4.399cm" svg:x2="13.465cm" svg:y2="6.46cm" draw:start-shape="id3" draw:start-glue-point="3" draw:end-shape="id4" draw:end-glue-point="3" svg:d="M10900 4399v2061h2565" svg:viewBox="0 0 2566 2062">
          <text:p/>
        </draw:connector>
        <draw:line draw:style-name="gr5" draw:text-style-name="P3" draw:layer="layout" svg:x1="8cm" svg:y1="5.4cm" svg:x2="8cm" svg:y2="2.7cm">
          <text:p/>
        </draw:line>
        <draw:line draw:style-name="gr5" draw:text-style-name="P3" draw:layer="layout" svg:x1="8.1cm" svg:y1="8.6cm" svg:x2="8.1cm" svg:y2="11.8cm">
          <text:p/>
        </draw:line>
        <draw:line draw:style-name="gr5" draw:text-style-name="P3" draw:layer="layout" svg:x1="22.9cm" svg:y1="8.3cm" svg:x2="22.9cm" svg:y2="11.9cm">
          <text:p/>
        </draw:line>
        <draw:line draw:style-name="gr5" draw:text-style-name="P3" draw:layer="layout" svg:x1="16.7cm" svg:y1="6.5cm" svg:x2="16.7cm" svg:y2="3.5cm">
          <text:p/>
        </draw:line>
        <draw:connector draw:style-name="gr4" draw:text-style-name="P2" draw:layer="layout" draw:line-skew="3.002cm 1.151cm" svg:x1="10.944cm" svg:y1="7.266cm" svg:x2="10.9cm" svg:y2="6.46cm" draw:start-shape="id5" draw:start-glue-point="0" draw:end-shape="id6" draw:end-glue-point="0" svg:d="M10944 7266v-366h-43v-440h-1" svg:viewBox="0 0 45 807">
          <text:p/>
        </draw:connector>
        <draw:line draw:style-name="gr5" draw:text-style-name="P3" draw:layer="layout" svg:x1="11cm" svg:y1="10.5cm" svg:x2="11cm" svg:y2="11.8cm">
          <text:p/>
        </draw:line>
        <draw:custom-shape draw:style-name="gr6" draw:text-style-name="P2" draw:layer="layout" svg:width="0.4cm" svg:height="0.4cm" svg:x="7.8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cm" svg:height="0.4cm" svg:x="16.4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7cm" svg:height="1.114cm" svg:x="6cm" svg:y="1.286cm">
          <draw:text-box draw:corner-radius="0.505cm">
            <text:p text:style-name="P4"><text:span text:style-name="T1">220nF</text:span></text:p>
          </draw:text-box>
        </draw:frame>
        <draw:frame draw:style-name="gr8" draw:text-style-name="P5" draw:layer="layout" svg:width="1.645cm" svg:height="0.962cm" svg:x="5.855cm" svg:y="5.8cm">
          <draw:text-box draw:corner-radius="0.505cm">
            <text:p><text:span text:style-name="T1">1k</text:span><text:span text:style-name="T2">Ω</text:span></text:p>
          </draw:text-box>
        </draw:frame>
        <draw:frame draw:style-name="gr9" draw:text-style-name="P5" draw:layer="layout" svg:width="1.243cm" svg:height="2.6cm" svg:x="9.657cm" svg:y="6.8cm">
          <draw:text-box draw:corner-radius="0.505cm">
            <text:p><text:span text:style-name="T1">R</text:span><text:span text:style-name="T3">4</text:span></text:p>
          </draw:text-box>
        </draw:frame>
        <draw:frame draw:style-name="gr10" draw:text-style-name="P6" draw:layer="layout" svg:width="2.348cm" svg:height="2.6cm" svg:x="13.9cm" svg:y="4.9cm">
          <draw:text-box>
            <text:p text:style-name="P4"><text:span text:style-name="T4">100</text:span><text:span text:style-name="T1">k</text:span><text:span text:style-name="T2">Ω</text:span></text:p>
          </draw:text-box>
        </draw:frame>
        <draw:frame draw:style-name="gr11" draw:text-style-name="P5" draw:layer="layout" svg:width="2.297cm" svg:height="2.6cm" svg:x="19.657cm" svg:y="6.7cm">
          <draw:text-box draw:corner-radius="0.505cm">
            <text:p><text:span text:style-name="T1">220nF</text:span></text:p>
          </draw:text-box>
        </draw:frame>
        <draw:custom-shape draw:style-name="gr6" draw:text-style-name="P2" xml:id="id7" draw:id="id7" draw:layer="layout" svg:width="0.4cm" svg:height="0.4cm" svg:x="22.7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21.4cm" svg:y1="3.539cm" svg:x2="22.7cm" svg:y2="3.5cm" draw:start-shape="id2" draw:start-glue-point="1" draw:end-shape="id7" draw:end-glue-point="6" svg:d="M21400 3539h675v-39h625" svg:viewBox="0 0 1301 40">
          <text:p/>
        </draw:connector>
        <draw:connector draw:style-name="gr4" draw:text-style-name="P2" draw:layer="layout" svg:x1="22.9cm" svg:y1="3.7cm" svg:x2="22.852cm" svg:y2="6.003cm" draw:start-shape="id7" draw:start-glue-point="8" draw:end-shape="id8" draw:end-glue-point="0" svg:d="M22900 3700v1128h-48v1175" svg:viewBox="0 0 49 2304">
          <text:p/>
        </draw:connector>
        <draw:line draw:style-name="gr5" draw:text-style-name="P3" draw:layer="layout" svg:x1="4.2cm" svg:y1="2.7cm" svg:x2="2.9cm" svg:y2="2.7cm">
          <text:p/>
        </draw:line>
        <draw:custom-shape draw:style-name="gr6" draw:text-style-name="P2" draw:layer="layout" svg:width="0.401cm" svg:height="0.4cm" svg:x="3.099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01cm" svg:height="0.4cm" svg:x="2.691cm" svg:y="2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2.2cm" svg:height="8.95cm" svg:x="2.5cm" svg:y="3.2cm">
          <draw:text-box>
            <text:p>+</text:p>
            <text:p/>
            <text:p/>
            <text:p/>
            <text:p/>
            <text:p>v(in)</text:p>
            <text:p/>
            <text:p/>
            <text:p/>
            <text:p/>
            <text:p>-</text:p>
          </draw:text-box>
        </draw:frame>
        <draw:frame draw:style-name="gr12" draw:text-style-name="P5" draw:layer="layout" svg:width="2.2cm" svg:height="8.95cm" svg:x="24.7cm" svg:y="3.75cm">
          <draw:text-box>
            <text:p>+</text:p>
            <text:p/>
            <text:p/>
            <text:p/>
            <text:p/>
            <text:p>v(out)</text:p>
            <text:p/>
            <text:p/>
            <text:p/>
            <text:p/>
            <text:p>-</text:p>
          </draw:text-box>
        </draw:frame>
        <draw:frame draw:style-name="gr13" draw:text-style-name="P5" draw:layer="layout" svg:width="2.2cm" svg:height="3.35cm" svg:x="12.1cm" svg:y="2.05cm">
          <draw:text-box>
            <text:p>+</text:p>
            <text:p/>
            <text:p/>
            <text:p>-</text:p>
          </draw:text-box>
        </draw:frame>
        <draw:custom-shape draw:style-name="gr6" draw:text-style-name="P2" draw:layer="layout" svg:width="0.4cm" svg:height="0.4cm" svg:x="24.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23cm" svg:y1="3.5cm" svg:x2="25.1cm" svg:y2="3.5cm">
          <text:p/>
        </draw:line>
        <draw:custom-shape draw:style-name="gr6" draw:text-style-name="P2" draw:layer="layout" svg:width="0.4cm" svg:height="0.4cm" svg:x="24.8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1.243cm" svg:height="2.6cm" svg:x="18.958cm" svg:y="1.7cm">
          <draw:text-box draw:corner-radius="0.505cm">
            <text:p><text:span text:style-name="T1">R</text:span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15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21:40:42.023759765</meta:creation-date>
    <dc:date>2021-06-05T22:20:57.165830055</dc:date>
    <meta:editing-duration>PT13M</meta:editing-duration>
    <meta:editing-cycles>5</meta:editing-cycles>
    <meta:generator>LibreOffice/6.4.6.2$Linux_X86_64 LibreOffice_project/40$Build-2</meta:generator>
    <meta:document-statistic meta:object-count="80"/>
  </office:meta>
</office:document-meta>
</file>